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59e70" officeooo:paragraph-rsid="00059e70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59e70" officeooo:paragraph-rsid="00059e70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59e70" officeooo:paragraph-rsid="000b472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59e70" officeooo:paragraph-rsid="000c5187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59e70" officeooo:paragraph-rsid="000d4d9c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59e70" officeooo:paragraph-rsid="000de2e8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7eb61" officeooo:paragraph-rsid="0007eb61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9bdc6" officeooo:paragraph-rsid="0009bdc6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59e70" officeooo:paragraph-rsid="00059e70"/>
    </style:style>
    <style:style style:name="T1" style:family="text">
      <style:text-properties officeooo:rsid="000636bf"/>
    </style:style>
    <style:style style:name="T2" style:family="text">
      <style:text-properties officeooo:rsid="000768c4"/>
    </style:style>
    <style:style style:name="T3" style:family="text">
      <style:text-properties officeooo:rsid="0007eb61"/>
    </style:style>
    <style:style style:name="T4" style:family="text">
      <style:text-properties officeooo:rsid="0008ecdd"/>
    </style:style>
    <style:style style:name="T5" style:family="text">
      <style:text-properties officeooo:rsid="0009bdc6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09bdc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a0f65" style:font-weight-asian="normal" style:font-weight-complex="normal"/>
    </style:style>
    <style:style style:name="T11" style:family="text">
      <style:text-properties officeooo:rsid="000b4727"/>
    </style:style>
    <style:style style:name="T12" style:family="text">
      <style:text-properties officeooo:rsid="000c5187"/>
    </style:style>
    <style:style style:name="T13" style:family="text">
      <style:text-properties officeooo:rsid="000d4d9c"/>
    </style:style>
    <style:style style:name="T14" style:family="text">
      <style:text-properties officeooo:rsid="000de2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Écrire un rapport</text:p>
      <text:p text:style-name="P1"/>
      <text:p text:style-name="P2"/>
      <text:p text:style-name="P2">⇒ But de ce rapport</text:p>
      <text:p text:style-name="P2"><text:tab/>-Présenter une ou plusieurs entreprises</text:p>
      <text:p text:style-name="P2"><text:tab/>-Permettre de se faire une idée précise sur un sujet inconnu<text:tab/></text:p>
      <text:p text:style-name="P2"><text:tab/><text:tab/>-Aller à l’essentiel</text:p>
      <text:p text:style-name="P2"><text:tab/><text:tab/><text:tab/>-<text:span text:style-name="T1">Informer</text:span></text:p>
      <text:p text:style-name="P2"><text:tab/><text:tab/><text:tab/>-<text:span text:style-name="T1">Analyser</text:span></text:p>
      <text:p text:style-name="P2"><text:tab/><text:tab/><text:tab/>-<text:span text:style-name="T1">Déduire des conséquences</text:span></text:p>
      <text:p text:style-name="P2"><text:tab/><text:tab/><text:tab/>-<text:span text:style-name="T1">Jugement exprimé</text:span></text:p>
      <text:p text:style-name="P2"><text:tab/>-<text:span text:style-name="T1">Lisible et compréhensible</text:span></text:p>
      <text:p text:style-name="P2"><text:tab/><text:tab/>-<text:span text:style-name="T1">Grands points vite repérable</text:span></text:p>
      <text:p text:style-name="P2"><text:tab/><text:tab/>-<text:span text:style-name="T1">Expression correcte et règle de typo</text:span></text:p>
      <text:p text:style-name="P2"><text:tab/><text:tab/>-<text:span text:style-name="T1">Organisé et clair, précis et réfléchie</text:span></text:p>
      <text:p text:style-name="P2"><text:tab/><text:tab/>-<text:span text:style-name="T2">Entre 4 et 15 pages (De TEXTE) </text:span><text:span text:style-name="T3">sans copier-coller (sois reformulation / citer)</text:span></text:p>
      <text:p text:style-name="P2"/>
      <text:p text:style-name="P7">⇒ Organisation du rapport</text:p>
      <text:p text:style-name="P7"><text:tab/>-Version .odt ET .pdf</text:p>
      <text:p text:style-name="P7"><text:tab/>-Page de garde complète</text:p>
      <text:p text:style-name="P7"><text:tab/>-Page blanche</text:p>
      <text:p text:style-name="P7"><text:tab/>-Remerciements (si besoin)</text:p>
      <text:p text:style-name="P7"><text:tab/>-Sommaire complet</text:p>
      <text:p text:style-name="P7"><text:tab/>-Texte (n°page)</text:p>
      <text:p text:style-name="P7"><text:tab/>-Nouvelle partie = nouvelle page</text:p>
      <text:p text:style-name="P7"><text:tab/>-Table des illustrations et figures</text:p>
      <text:p text:style-name="P7"><text:tab/>-<text:span text:style-name="T4">S</text:span>itographie</text:p>
      <text:p text:style-name="P7"><text:tab/>-<text:span text:style-name="T4">Sommaire des annexes (si besoin)</text:span></text:p>
      <text:p text:style-name="P7"><text:tab/>-<text:span text:style-name="T5">Annexes (si besoins)</text:span></text:p>
      <text:p text:style-name="P7"><text:tab/>-<text:span text:style-name="T5">Page numéroté de l’introduction à la fin</text:span></text:p>
      <text:p text:style-name="P7"><text:tab/><text:span text:style-name="T6">-</text:span><text:span text:style-name="T7">Prénom/nom de la personne ayant rédigé à une partie entre parenthèses à côté de chaque <text:tab/><text:tab/>titre ou sous-titre</text:span></text:p>
      <text:p text:style-name="P7"/>
      <text:p text:style-name="P8">⇒ Façon de procéder </text:p>
      <text:p text:style-name="P8"><text:tab/>-Suivre le cours </text:p>
      <text:p text:style-name="P8"><text:tab/>-S’aider de la mise en page du rapport « Numérique au quotidien »</text:p>
      <text:p text:style-name="P8"><text:tab/>-Relire le <text:span text:style-name="T9">rapport <text:s/></text:span><text:span text:style-name="T8">TOUS ENSEMBLE</text:span><text:span text:style-name="T9"> avant de l’envoyer</text:span></text:p>
      <text:p text:style-name="P8"><text:span text:style-name="T9"><text:tab/><text:tab/>-Travailler à l’avance</text:span></text:p>
      <text:p text:style-name="P8"><text:span text:style-name="T9"/></text:p>
      <text:p text:style-name="P8"><text:span text:style-name="T9">⇒ Fond</text:span></text:p>
      <text:p text:style-name="P8"><text:span text:style-name="T9"><text:tab/>-Regard critique sur les informations</text:span></text:p>
      <text:p text:style-name="P8"><text:span text:style-name="T9"><text:tab/>-Introduction complète</text:span></text:p>
      <text:p text:style-name="P8"><text:span text:style-name="T9"><text:tab/><text:tab/>-Présentation du projet et du groupe</text:span></text:p>
      <text:p text:style-name="P8"><text:span text:style-name="T9"><text:tab/><text:tab/>-Présentation du sujet et de son choix</text:span></text:p>
      <text:p text:style-name="P8"><text:span text:style-name="T9"><text:tab/><text:tab/>-Annonce du plan</text:span></text:p>
      <text:p text:style-name="P8"><text:span text:style-name="T9"><text:tab/>-Sommaire structurer</text:span></text:p>
      <text:p text:style-name="P8"><text:span text:style-name="T9"><text:tab/><text:tab/>-La présentation de l’entreprise</text:span></text:p>
      <text:p text:style-name="P8"><text:span text:style-name="T9"><text:tab/><text:tab/>-La compréhension de son fonctionnement</text:span></text:p>
      <text:p text:style-name="P8"><text:span text:style-name="T9"><text:tab/>-Chiffres récents /Comparaison entre les chiffres</text:span></text:p>
      <text:p text:style-name="P8"><text:span text:style-name="T9"><text:tab/><text:tab/>-Analyse</text:span></text:p>
      <text:p text:style-name="P8"><text:span text:style-name="T9"><text:tab/>-</text:span><text:span text:style-name="T10">Illustration commentées</text:span></text:p>
      <text:p text:style-name="P8"><text:span text:style-name="T10"><text:tab/>-Sitographie</text:span></text:p>
      <text:p text:style-name="P3"><text:soft-page-break/><text:span text:style-name="T11">⇒ Forme</text:span></text:p>
      <text:p text:style-name="P4"><text:tab/>-<text:span text:style-name="T11">Sommaire travaillé et aux normes européennes</text:span></text:p>
      <text:p text:style-name="P4"><text:span text:style-name="T11"><text:tab/>-</text:span><text:span text:style-name="T12">Illustrations claire, légendé et sourcé</text:span></text:p>
      <text:p text:style-name="P4"><text:span text:style-name="T11"><text:tab/>-</text:span><text:span text:style-name="T12">Sitographie bien présenté</text:span></text:p>
      <text:p text:style-name="P5"><text:span text:style-name="T11"><text:tab/>-</text:span><text:span text:style-name="T13">Si annexe </text:span></text:p>
      <text:p text:style-name="P6"><text:span text:style-name="T11"><text:tab/><text:tab/>-</text:span><text:span text:style-name="T13">Note de renvoi dans le corps du rapport</text:span></text:p>
      <text:p text:style-name="P6"><text:tab/>-<text:span text:style-name="T14">Styles crées</text:span></text:p>
      <text:p text:style-name="P6"><text:tab/>-<text:span text:style-name="T14">Page bien numéroté</text:span></text:p>
      <text:p text:style-name="P6"><text:tab/>-<text:span text:style-name="T14">Interligne 1.5</text:span></text:p>
      <text:p text:style-name="P6"><text:tab/>-<text:span text:style-name="T14">Espacement plus ou moins grands pour montrer la hiérarchie</text:span></text:p>
      <text:p text:style-name="P6"><text:tab/>-<text:span text:style-name="T14">Texte justifié</text:span></text:p>
      <text:p text:style-name="P6"><text:tab/>-<text:span text:style-name="T14">Expression correcte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7:06:10.024252288</meta:creation-date>
    <meta:generator>LibreOffice/7.3.6.2$Linux_X86_64 LibreOffice_project/30$Build-2</meta:generator>
    <dc:date>2022-10-03T17:33:22.850956697</dc:date>
    <meta:editing-duration>PT27M8S</meta:editing-duration>
    <meta:editing-cycles>11</meta:editing-cycles>
    <meta:document-statistic meta:table-count="0" meta:image-count="0" meta:object-count="0" meta:page-count="2" meta:paragraph-count="58" meta:word-count="254" meta:character-count="1748" meta:non-whitespace-character-count="1471"/>
  </office:meta>
</office:document-meta>
</file>